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26pt" fo:font-weight="bold" officeooo:rsid="000ad671" officeooo:paragraph-rsid="000ad671" style:font-size-asian="26pt" style:font-weight-asian="bold" style:font-size-complex="26pt" style:font-weight-complex="bold"/>
    </style:style>
    <style:style style:name="P3" style:family="paragraph" style:parent-style-name="Standard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Finding connected components in graph</text:p>
      <text:p text:style-name="Standard"/>
      <text:p text:style-name="P3">#include &lt;bits/stdc++.h&gt;</text:p>
      <text:p text:style-name="P3">using namespace std;</text:p>
      <text:p text:style-name="P3"/>
      <text:p text:style-name="P3">const int N = 1e5+10;</text:p>
      <text:p text:style-name="P3"/>
      <text:p text:style-name="P3">bool vis[N];</text:p>
      <text:p text:style-name="P3">vector&lt;int&gt;g[N];</text:p>
      <text:p text:style-name="P3"/>
      <text:p text:style-name="P3">vector&lt;vector&lt;int&gt;&gt; cc;</text:p>
      <text:p text:style-name="P3">vector&lt;int&gt;current_cc;</text:p>
      <text:p text:style-name="P3"/>
      <text:p text:style-name="P3">bool dfs(int vertex){</text:p>
      <text:p text:style-name="P3"/>
      <text:p text:style-name="P3"><text:s text:c="4"/>vis[vertex]=true;</text:p>
      <text:p text:style-name="P3"><text:s text:c="4"/>current_cc.push_back(vertex);</text:p>
      <text:p text:style-name="P3"><text:s text:c="4"/>for(auto child : g[vertex]){</text:p>
      <text:p text:style-name="P3"/>
      <text:p text:style-name="P3"><text:s text:c="8"/>if(vis[child] ) continue;</text:p>
      <text:p text:style-name="P3"><text:s text:c="8"/>dfs(child);</text:p>
      <text:p text:style-name="P3"><text:s text:c="7"/></text:p>
      <text:p text:style-name="P3"><text:s text:c="4"/>}</text:p>
      <text:p text:style-name="P3">}</text:p>
      <text:p text:style-name="P3"/>
      <text:p text:style-name="P3">int main(){</text:p>
      <text:p text:style-name="P3"><text:s text:c="4"/>int n,e;</text:p>
      <text:p text:style-name="P3"><text:s text:c="4"/>cin&gt;&gt;n&gt;&gt;e;</text:p>
      <text:p text:style-name="P3"/>
      <text:p text:style-name="P3"><text:s text:c="4"/>for(int i=0 ;i&lt;e ; ++i){</text:p>
      <text:p text:style-name="P3"><text:s text:c="8"/>int x,y;</text:p>
      <text:p text:style-name="P3"><text:s text:c="8"/>cin&gt;&gt;x&gt;&gt;y;</text:p>
      <text:p text:style-name="P3"><text:s text:c="8"/>g[x].push_back(y);</text:p>
      <text:p text:style-name="P3"><text:soft-page-break/><text:s text:c="8"/>g[y].push_back(x);</text:p>
      <text:p text:style-name="P3"><text:s text:c="4"/>}</text:p>
      <text:p text:style-name="P3"/>
      <text:p text:style-name="P3"><text:s text:c="4"/>int ct=0;</text:p>
      <text:p text:style-name="P3"><text:s text:c="4"/>for( int i=1 ;i&lt;=n ; ++i){</text:p>
      <text:p text:style-name="P3"><text:s text:c="8"/>if(vis[i]) <text:s/>continue;</text:p>
      <text:p text:style-name="P3"><text:s text:c="8"/>current_cc.clear();</text:p>
      <text:p text:style-name="P3"><text:s text:c="8"/>dfs(i);</text:p>
      <text:p text:style-name="P3"><text:s text:c="8"/>cc.push_back(current_cc);</text:p>
      <text:p text:style-name="P3"><text:s text:c="8"/>ct++;</text:p>
      <text:p text:style-name="P3"><text:s text:c="4"/>}</text:p>
      <text:p text:style-name="P3"><text:s text:c="4"/>cout&lt;&lt;cc.size()&lt;&lt;endl;</text:p>
      <text:p text:style-name="P3"><text:s text:c="4"/>for(auto c_cc : cc){</text:p>
      <text:p text:style-name="P3"><text:s text:c="8"/>for(int vertex: c_cc){</text:p>
      <text:p text:style-name="P3"><text:s text:c="12"/>cout&lt;&lt;vertex&lt;&lt;" ";</text:p>
      <text:p text:style-name="P3"><text:s text:c="8"/>}</text:p>
      <text:p text:style-name="Standard"><text:s text:c="8"/>cout&lt;&lt;endl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00:03:53.942281787</meta:creation-date>
    <dc:date>2021-11-09T07:15:24.091134181</dc:date>
    <meta:editing-duration>PT1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81" meta:character-count="812" meta:non-whitespace-character-count="584"/>
  </office:meta>
</office:document-meta>
</file>